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0f035b" officeooo:paragraph-rsid="000f035b"/>
    </style:style>
    <style:style style:name="P5" style:family="paragraph" style:parent-style-name="Text_20_body" style:list-style-name="L2">
      <style:text-properties officeooo:rsid="001d59ae" officeooo:paragraph-rsid="001d59ae"/>
    </style:style>
    <style:style style:name="P6" style:family="paragraph" style:parent-style-name="Text_20_body" style:list-style-name="L3">
      <style:text-properties officeooo:rsid="001fdfcc" officeooo:paragraph-rsid="001fdfcc"/>
    </style:style>
    <style:style style:name="T1" style:family="text">
      <style:text-properties fo:font-variant="small-caps"/>
    </style:style>
    <style:style style:name="T2" style:family="text">
      <style:text-properties officeooo:rsid="000d1d05"/>
    </style:style>
    <style:style style:name="T3" style:family="text">
      <style:text-properties officeooo:rsid="000ecf13"/>
    </style:style>
    <style:style style:name="T4" style:family="text">
      <style:text-properties officeooo:rsid="0010080c"/>
    </style:style>
    <style:style style:name="T5" style:family="text">
      <style:text-properties officeooo:rsid="00148d20"/>
    </style:style>
    <style:style style:name="T6" style:family="text">
      <style:text-properties officeooo:rsid="00152b81"/>
    </style:style>
    <style:style style:name="T7" style:family="text">
      <style:text-properties officeooo:rsid="00155045"/>
    </style:style>
    <style:style style:name="T8" style:family="text">
      <style:text-properties officeooo:rsid="00173dba"/>
    </style:style>
    <style:style style:name="T9" style:family="text">
      <style:text-properties officeooo:rsid="0021085e"/>
    </style:style>
    <style:style style:name="T10" style:family="text">
      <style:text-properties officeooo:rsid="0021fd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5:23-55</text:h>
      <text:h text:style-name="Heading_20_2" text:outline-level="2"><text:bookmark text:name="en-GNT-3418"/>Restoration of Property <text:span text:style-name="T2">(23-34)</text:span></text:h>
      <text:list xml:id="list215989581" text:style-name="L1">
        <text:list-item>
          <text:p text:style-name="P1">Your land must not be sold on a permanent basis, because you do not own it; it belongs to God, and you are like foreigners who are allowed to make use of it.<text:bookmark text:name="en-GNT-3419"/> When land is sold, the right of the original owner to buy it back must be recognized. <text:bookmark text:name="en-GNT-3420"/>If any of you Israelites become poor and are forced to sell your land, your closest relative is to buy it back. <text:bookmark text:name="en-GNT-3421"/>If you have no relative to buy it back, you may later become prosperous and have enough to buy it back yourself. <text:bookmark text:name="en-GNT-3422"/>In that case you must pay to the one who bought it a sum that will make up for the years remaining until the next Year of Restoration, when you would in any event recover your land. <text:bookmark text:name="en-GNT-3423"/>But if you do not have enough money to buy the land back, it remains under the control of the one who bought it until the next Year of Restoration. In that year it will be returned to its original owner.<text:bookmark text:name="en-GNT-3424"/> If you sell a house in a walled city, you have the right to buy it back during the first full year from the date of sale. <text:bookmark text:name="en-GNT-3425"/>But if you do not buy it back within the year, you lose the right of repurchase, and the house becomes the permanent property of the purchasers and their descendants; it will not be returned in the Year of Restoration.<text:bookmark text:name="en-GNT-3426"/> But houses in unwalled villages are to be treated like fields; the original owner has the right to buy them back, and they are to be returned in the Year of Restoration. <text:bookmark text:name="en-GNT-3427"/>However, Levites have the right to buy back at any time their property in the cities assigned to them. <text:bookmark text:name="en-GNT-3428"/>If a house in one of these cities is sold by a Levite and is not bought back, it must be returned in the Year of Restoration, because the houses which the Levites own in their cities are their permanent property among the people of Israel. <text:bookmark text:name="en-GNT-3429"/>But the pasture land around the Levite cities shall never be sold; it is their property forever.</text:p>
        </text:list-item>
        <text:list-item>
          <text:p text:style-name="P4">We see the stipulated instruction<text:span text:style-name="T5">s</text:span> on the ownership of property and fields. <text:span text:style-name="T4">The properties are restored to the original owner in the year of restoration. The original owner has </text:span><text:span text:style-name="T6">a</text:span><text:span text:style-name="T4"> buy back clause </text:span><text:span text:style-name="T7">to</text:span><text:span text:style-name="T4"> their properties and fields. The Levites are the </text:span><text:span text:style-name="T8">only </text:span><text:span text:style-name="T4">one</text:span><text:span text:style-name="T8">s</text:span><text:span text:style-name="T4"> with permanent owership and option to buy back as they will.</text:span></text:p>
        </text:list-item>
      </text:list>
      <text:h text:style-name="Heading_20_2" text:outline-level="2"><text:bookmark text:name="en-GNT-3430"/>Loans to the Poor <text:span text:style-name="T3">(35-38)</text:span></text:h>
      <text:list xml:id="list1577214076" text:style-name="L2">
        <text:list-item>
          <text:p text:style-name="P2">If any Israelites living near you become poor and cannot support themselves, you must provide for them as you would for a hired worker, so that they can continue to live near you. <text:bookmark text:name="en-GNT-3431"/>Do not charge Israelites any interest, but obey God and let them live near you. <text:bookmark text:name="en-GNT-3432"/>Do not make them pay interest on the money you lend them, and do not make a profit on the food you sell them. <text:bookmark text:name="en-GNT-3433"/>This is the command of the <text:span text:style-name="T1">Lord</text:span> your God, who brought you out of Egypt in order to give you the land of Canaan and to be your God.</text:p>
        </text:list-item>
        <text:list-item>
          <text:p text:style-name="P5">Neighbours were responsible for each others wellbeing. If one became poor they would help each other, they would lend without interest and sell them things without making a profit fro the sale.</text:p>
        </text:list-item>
      </text:list>
      <text:h text:style-name="Heading_20_2" text:outline-level="2"><text:bookmark text:name="en-GNT-3434"/>Release of Slaves <text:span text:style-name="T3">(39-55)</text:span></text:h>
      <text:list xml:id="list726745321" text:style-name="L3">
        <text:list-item>
          <text:p text:style-name="P3">If any Israelites living near you become so poor that they sell themselves to you as a slave, you shall not make them do the work of a slave. <text:bookmark text:name="en-GNT-3435"/>They shall stay with you as hired workers <text:soft-page-break/>and serve you until the next Year of Restoration. <text:bookmark text:name="en-GNT-3436"/>At that time they and their children shall leave you and return to their family and to the property of their ancestors. <text:bookmark text:name="en-GNT-3437"/>The people of Israel are the <text:span text:style-name="T1">Lord</text:span>'s slaves, and he brought them out of Egypt; they must not be sold into slavery. <text:bookmark text:name="en-GNT-3438"/>Do not treat them harshly, but obey your God. <text:bookmark text:name="en-GNT-3439"/>If you need slaves, you may buy them from the nations around you. <text:bookmark text:name="en-GNT-3440"/>You may also buy the children of the foreigners who are living among you. Such children born in your land may become your property, <text:bookmark text:name="en-GNT-3441"/>and you may leave them as an inheritance to your children, whom they must serve as long as they live. But you must not treat any Israelites harshly.<text:bookmark text:name="en-GNT-3442"/> Suppose a foreigner living with you becomes rich, while some Israelites become poor and sell themselves as slaves to that foreigner or to a member of that foreigner's family. <text:bookmark text:name="en-GNT-3443"/>After they are sold, they still have the right to be bought back. A brother <text:bookmark text:name="en-GNT-3444"/>or an uncle or a cousin or another close relative may buy them back; or if they themselves earn enough, they may buy their own freedom. <text:bookmark text:name="en-GNT-3445"/>They must consult the one who bought them, and they must count the years from the time they sold themselves until the next Year of Restoration and must set the price for their release on the basis of the wages paid hired workers.<text:bookmark text:name="en-GNT-3446"/> They must refund a part of the purchase price according to the number of years left, <text:bookmark text:name="en-GNT-3447"/>as if they had been hired on an annual basis. Their master must not treat them harshly. <text:bookmark text:name="en-GNT-3448"/>If they are not set free in any of these ways, they and their children must be set free in the next Year of Restoration.<text:bookmark text:name="en-GNT-3449"/> Israelites cannot be permanent slaves, because the people of Israel are the <text:span text:style-name="T1">Lord</text:span>'s slaves. He brought them out of Egypt; he is the <text:span text:style-name="T1">Lord</text:span> their God.</text:p>
        </text:list-item>
        <text:list-item>
          <text:p text:style-name="P6">This is the treatment of Israelites who are sold as slaves, they are restored in the year of restoration, they can buy their freedom, they can be bought <text:span text:style-name="T10">back</text:span> by relatives. They’re permanent slaves only to God just like all other Israelites. <text:span text:style-name="T9">Poor Israelites must be treated like hired workers not slav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4T08:29:02.101953356</meta:creation-date>
    <dc:date>2022-04-14T09:01:37.324218974</dc:date>
    <meta:editing-duration>PT32M28S</meta:editing-duration>
    <meta:editing-cycles>13</meta:editing-cycles>
    <meta:generator>LibreOffice/6.4.7.2$Linux_X86_64 LibreOffice_project/40$Build-2</meta:generator>
    <meta:document-statistic meta:table-count="0" meta:image-count="0" meta:object-count="0" meta:page-count="2" meta:paragraph-count="10" meta:word-count="975" meta:character-count="5141" meta:non-whitespace-character-count="4182"/>
  </office:meta>
</office:document-meta>
</file>